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089498" officeooo:paragraph-rsid="00089498" style:font-size-asian="21pt" style:font-weight-asian="bold" style:font-size-complex="21pt" style:font-weight-complex="bold"/>
    </style:style>
    <style:style style:name="P2" style:family="paragraph" style:parent-style-name="Standard">
      <style:text-properties fo:font-size="21pt" fo:font-weight="bold" officeooo:rsid="000a090a" officeooo:paragraph-rsid="000a090a" style:font-size-asian="21pt" style:font-weight-asian="bold" style:font-size-complex="21pt" style:font-weight-complex="bold"/>
    </style:style>
    <style:style style:name="P3" style:family="paragraph" style:parent-style-name="Standard">
      <style:text-properties fo:font-size="21pt" fo:font-weight="bold" officeooo:rsid="000a090a" officeooo:paragraph-rsid="000b1afe" style:font-size-asian="21pt" style:font-weight-asian="bold" style:font-size-complex="21pt" style:font-weight-complex="bold"/>
    </style:style>
    <style:style style:name="P4" style:family="paragraph" style:parent-style-name="Standard">
      <style:text-properties fo:font-size="21pt" fo:font-weight="bold" officeooo:rsid="000a090a" officeooo:paragraph-rsid="000c98e3" style:font-size-asian="21pt" style:font-weight-asian="bold" style:font-size-complex="21pt" style:font-weight-complex="bold"/>
    </style:style>
    <style:style style:name="P5" style:family="paragraph" style:parent-style-name="Standard">
      <style:text-properties fo:font-size="21pt" fo:font-weight="bold" officeooo:rsid="000b1afe" officeooo:paragraph-rsid="000b1afe" style:font-size-asian="21pt" style:font-weight-asian="bold" style:font-size-complex="21pt" style:font-weight-complex="bold"/>
    </style:style>
    <style:style style:name="P6" style:family="paragraph" style:parent-style-name="Standard">
      <style:text-properties fo:font-size="21pt" fo:font-weight="bold" officeooo:rsid="000c98e3" officeooo:paragraph-rsid="000c98e3" style:font-size-asian="21pt" style:font-weight-asian="bold" style:font-size-complex="21pt" style:font-weight-complex="bold"/>
    </style:style>
    <style:style style:name="P7" style:family="paragraph" style:parent-style-name="Standard">
      <style:text-properties fo:color="#cccccc" loext:opacity="100%" style:font-name="Droid Sans Mono" fo:font-size="18pt" fo:font-weight="normal" officeooo:rsid="000c98e3" officeooo:paragraph-rsid="000c98e3" fo:background-color="#1f1f1f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cccccc" loext:opacity="100%" style:font-name="Droid Sans Mono" fo:font-size="18pt" fo:font-weight="normal" officeooo:rsid="000c98e3" officeooo:paragraph-rsid="000d8f62" fo:background-color="#1f1f1f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cccccc" loext:opacity="100%" style:font-name="Droid Sans Mono" fo:font-size="18pt" fo:font-weight="normal" officeooo:rsid="000d8f62" officeooo:paragraph-rsid="000d8f62" fo:background-color="#1f1f1f" style:font-size-asian="18pt" style:font-weight-asian="bold" style:font-size-complex="18pt" style:font-weight-complex="bold"/>
    </style:style>
    <style:style style:name="T1" style:family="text">
      <style:text-properties officeooo:rsid="000b1afe"/>
    </style:style>
    <style:style style:name="T2" style:family="text">
      <style:text-properties officeooo:rsid="000c98e3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officeooo:rsid="000d8f62"/>
    </style:style>
    <style:style style:name="T5" style:family="text">
      <style:text-properties fo:color="#d4d4d4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569cd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Types of Controllers</text:p>
      <text:p text:style-name="P1"/>
      <text:p text:style-name="P1"/>
      <text:p text:style-name="P1">Basic Controller</text:p>
      <text:p text:style-name="P1"/>
      <text:p text:style-name="P1">Single Action Controller <text:s/>--→controller mei ak hi method use krna hai bs</text:p>
      <text:p text:style-name="P1"/>
      <text:p text:style-name="P1">Resource Controller <text:s text:c="2"/>(Used in when making CRUD)</text:p>
      <text:p text:style-name="P1"/>
      <text:p text:style-name="P2">Route-→</text:p>
      <text:p text:style-name="P2"/>
      <text:p text:style-name="P2">Route::resource(‘res’, CrudController::class);---→just write this...it will automatically generate url for create,update,delete and more</text:p>
      <text:p text:style-name="P2"/>
      <text:p text:style-name="P5">if only few routes used: <text:span text:style-name="T2">Partial Resource Route</text:span></text:p>
      <text:p text:style-name="P5"/>
      <text:p text:style-name="P3">Route::resource(‘res’, CrudController::class)→only<text:span text:style-name="T1">([</text:span></text:p>
      <text:p text:style-name="P4"><text:s text:c="9"/>‘<text:span text:style-name="T1">create’,’update’,delete,show</text:span></text:p>
      <text:p text:style-name="P4"><text:span text:style-name="T1">])</text:span></text:p>
      <text:p text:style-name="P4"/>
      <text:p text:style-name="P6">also use except</text:p>
      <text:p text:style-name="P6"/>
      <text:p text:style-name="P6">php artisan route:list –name=users</text:p>
      <text:p text:style-name="P6"/>
      <text:p text:style-name="P6"/>
      <text:p text:style-name="P6">Changing route name:</text:p>
      <text:p text:style-name="P6"/>
      <text:p text:style-name="P7"><text:soft-page-break/><text:span text:style-name="T3">Route::resource('user',ResourceController::class)→name([</text:span></text:p>
      <text:p text:style-name="P7"/>
      <text:p text:style-name="P7">‘create’ =&gt; ‘user.build’;</text:p>
      <text:p text:style-name="P7"/>
      <text:p text:style-name="P7">])</text:p>
      <text:p text:style-name="P7"/>
      <text:p text:style-name="P7"/>
      <text:p text:style-name="P7">Multiple Resource Controller Route:</text:p>
      <text:p text:style-name="P7"/>
      <text:p text:style-name="P7">Route::resource([</text:p>
      <text:p text:style-name="P7"/>
      <text:p text:style-name="P7"><text:s text:c="4"/>PostController::class,</text:p>
      <text:p text:style-name="P7"><text:s text:c="4"/>UserController::class</text:p>
      <text:p text:style-name="P7"/>
      <text:p text:style-name="P7">])</text:p>
      <text:p text:style-name="P7"/>
      <text:p text:style-name="P7"/>
      <text:p text:style-name="P9">Nested Controller</text:p>
      <text:p text:style-name="P9"/>
      <text:p text:style-name="P8"><text:span text:style-name="T3">Route::resource('user.</text:span><text:span text:style-name="T4">comments</text:span><text:span text:style-name="T3">',</text:span><text:span text:style-name="T4">Comment</text:span><text:span text:style-name="T3">Controller::class)→</text:span><text:span text:style-name="T4">shallow();</text:span></text:p>
      <text:p text:style-name="P8"><text:span text:style-name="T4"/></text:p>
      <text:p text:style-name="P9"><text:span text:style-name="T4">w</text:span><text:span text:style-name="T3">ithout shallow it asked for user id as well as comment id but using shallow it asked only parent id .</text:span></text:p>
      <text:p text:style-name="P8"><text:span text:style-name="T4"/></text:p>
      <text:p text:style-name="P8"><text:span text:style-name="T4"/>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7:14:35.132686163</meta:creation-date>
    <dc:date>2024-09-11T18:00:40.616154376</dc:date>
    <meta:editing-duration>PT3M24S</meta:editing-duration>
    <meta:editing-cycles>1</meta:editing-cycles>
    <meta:document-statistic meta:table-count="0" meta:image-count="0" meta:object-count="0" meta:page-count="2" meta:paragraph-count="24" meta:word-count="98" meta:character-count="901" meta:non-whitespace-character-count="790"/>
    <meta:generator>LibreOffice/7.3.7.2$Linux_X86_64 LibreOffice_project/30$Build-2</meta:generator>
  </office:meta>
</office:document-meta>
</file>